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Consolas, 'Andale Mono', 'DejaVu Sans Mono', monospace"/>
    <style:font-face style:name="OpenSymbol" svg:font-family="OpenSymbol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fo:color="#ff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color="#ff3333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font-name="Monaco" fo:font-size="8.30000019073486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ff3333" style:font-name="Monaco" fo:font-size="8.30000019073486pt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paragraph-properties fo:text-align="center" style:justify-single-word="false" fo:break-before="page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Preformatted_20_Text" style:list-style-name="L1">
      <style:paragraph-properties fo:text-align="start" style:justify-single-word="false"/>
      <style:text-properties fo:font-variant="normal" fo:text-transform="none" fo:color="#333333" style:font-name="monospac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color="#4e443c"/>
    </style:style>
    <style:style style:name="T2" style:family="text">
      <style:text-properties fo:color="#4e443c" style:font-name="sans-serif" fo:font-size="8.89999961853027pt"/>
    </style:style>
    <style:style style:name="T3" style:family="text">
      <style:text-properties fo:color="#4e443c" style:font-name="sans-serif" fo:font-size="8.89999961853027pt" fo:font-style="italic"/>
    </style:style>
    <style:style style:name="T4" style:family="text">
      <style:text-properties style:font-name="sans-serif" fo:font-size="8.89999961853027pt"/>
    </style:style>
    <style:style style:name="T5" style:family="text">
      <style:text-properties style:font-name="monospace" fo:font-size="8.89999961853027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54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n Git Chapter #!</text:p>
      <text:p text:style-name="P1"/>
      <text:list xml:id="list2566520260463175625" text:style-name="L1">
        <text:list-item>
          <text:p text:style-name="P2">Three states of a git project</text:p>
          <text:list>
            <text:list-item>
              <text:p text:style-name="P2">Committed: Data safely stored in your local databsae</text:p>
            </text:list-item>
            <text:list-item>
              <text:p text:style-name="P2">Modified: You've changed the file but not committed it to the db.</text:p>
            </text:list-item>
            <text:list-item>
              <text:p text:style-name="P2">Staged: You've marked the file to be committed.</text:p>
            </text:list-item>
          </text:list>
          <text:p text:style-name="P2"><text:s/></text:p>
        </text:list-item>
        <text:list-item>
          <text:p text:style-name="P2">Three sections of a git project</text:p>
          <text:list>
            <text:list-item>
              <text:p text:style-name="P2">Git directory: This is the .git file. <text:s/>It has almost everything.</text:p>
            </text:list-item>
            <text:list-item>
              <text:p text:style-name="P2">Working Directory: Single checkout of one version of the file.</text:p>
            </text:list-item>
            <text:list-item>
              <text:p text:style-name="P2">Staging area: usually inside git directory. <text:s/>Single file.</text:p>
            </text:list-item>
          </text:list>
          <text:p text:style-name="P2"><text:s/></text:p>
        </text:list-item>
        <text:list-item>
          <text:p text:style-name="P2">Getting git set up</text:p>
          <text:list>
            <text:list-item>
              <text:p text:style-name="P2"><text:a xlink:type="simple" xlink:href="http://git-scm.com/book/en/v2/Getting-Started-First-Time-Git-Setup" text:style-name="Internet_20_link" text:visited-style-name="Visited_20_Internet_20_Link">http://git-scm.com/book/en/v2/Getting-Started-First-Time-Git-Setup</text:a></text:p>
            </text:list-item>
            <text:list-item>
              <text:p text:style-name="P3">ASK AN INSTRUCTOR TO POINT ME TO THOSE FILES.</text:p>
            </text:list-item>
            <text:list-item>
              <text:p text:style-name="P5">Environments are hierarchical.</text:p>
              <text:list>
                <text:list-item>
                  <text:p text:style-name="P5"><text:s/>/etc/gitconfig → ~/.gitconfig → config</text:p>
                </text:list-item>
              </text:list>
            </text:list-item>
            <text:list-item>
              <text:p text:style-name="P5">Your identity:</text:p>
              <text:list>
                <text:list-item>
                  <text:p text:style-name="P5">git config --global user.name “Steve Zelaznik”</text:p>
                </text:list-item>
                <text:list-item>
                  <text:p text:style-name="P5">git config --global user.email “<text:a xlink:type="simple" xlink:href="mailto:zelaznik@yahoo.com" text:style-name="Internet_20_link" text:visited-style-name="Visited_20_Internet_20_Link">zelaznik@yahoo.com</text:a>”</text:p>
                </text:list-item>
              </text:list>
            </text:list-item>
            <text:list-item>
              <text:p text:style-name="P5">Checking your settings</text:p>
              <text:list>
                <text:list-item>
                  <text:p text:style-name="P5">git config –list</text:p>
                </text:list-item>
                <text:list-item>
                  <text:p text:style-name="P5">Single attributres: git config user.name</text:p>
                </text:list-item>
              </text:list>
            </text:list-item>
            <text:list-item>
              <text:p text:style-name="P5">Getting help</text:p>
              <text:list>
                <text:list-item>
                  <text:p text:style-name="P5">Documentation</text:p>
                  <text:list>
                    <text:list-item>
                      <text:p text:style-name="P5">git help &lt;verb&gt;</text:p>
                    </text:list-item>
                    <text:list-item>
                      <text:p text:style-name="P5">git &lt;verb&gt; --help</text:p>
                    </text:list-item>
                    <text:list-item>
                      <text:p text:style-name="P5">man git-&lt;verb&gt;</text:p>
                    </text:list-item>
                  </text:list>
                </text:list-item>
                <text:list-item>
                  <text:p text:style-name="P5">In person:</text:p>
                  <text:list>
                    <text:list-item>
                      <text:p text:style-name="P5">irc.freenode.net (#git or #github channels)</text:p>
                    </text:list-item>
                  </text:list>
                </text:list-item>
                <text:list-item>
                  <text:p text:style-name="P5"/>
                  <text:p text:style-name="P9">Git Hotes Chapter #2</text:p>
                </text:list-item>
              </text:list>
            </text:list-item>
          </text:list>
        </text:list-item>
      </text:list>
      <text:p text:style-name="P6"/>
      <text:list xml:id="list1120881972" text:continue-numbering="true" text:style-name="L1">
        <text:list-item>
          <text:p text:style-name="P5">Creating Git Repository</text:p>
          <text:list>
            <text:list-item>
              <text:p text:style-name="P5">git init</text:p>
            </text:list-item>
            <text:list-item>
              <text:p text:style-name="P10">git clone https://github.com/libgit2/libgit2</text:p>
              <text:list>
                <text:list-item>
                  <text:p text:style-name="P5">Initializes a .git directory. <text:s/></text:p>
                </text:list-item>
              </text:list>
            </text:list-item>
          </text:list>
        </text:list-item>
        <text:list-item>
          <text:p text:style-name="P5">Checking the status</text:p>
          <text:list>
            <text:list-item>
              <text:p text:style-name="P5">git status</text:p>
            </text:list-item>
          </text:list>
        </text:list-item>
        <text:list-item>
          <text:p text:style-name="P5">Can you untrack specific files</text:p>
          <text:list>
            <text:list-item>
              <text:p text:style-name="P4">Ask the instructors about un-tracking.</text:p>
            </text:list-item>
            <text:list-item>
              <text:p text:style-name="P7">git update-index --assume-unchanged [path]</text:p>
            </text:list-item>
            <text:list-item>
              <text:p text:style-name="P7"><text:a xlink:type="simple" xlink:href="http://source.kohlerville.com/2009/02/untrack-files-in-git/" text:style-name="Internet_20_link" text:visited-style-name="Visited_20_Internet_20_Link">http://source.kohlerville.com/2009/02/untrack-files-in-git/</text:a></text:p>
            </text:list-item>
          </text:list>
        </text:list-item>
        <text:list-item>
          <text:p text:style-name="P7">Order of operations for git add</text:p>
          <text:list>
            <text:list-item>
              <text:p text:style-name="P7"><text:a xlink:type="simple" xlink:href="http://git-scm.com/book/en/v2/Git-Basics-Recording-Changes-to-the-Repository" text:style-name="Internet_20_link" text:visited-style-name="Visited_20_Internet_20_Link">http://git-scm.com/book/en/v2/Git-Basics-Recording-Changes-to-the-Repository</text:a></text:p>
            </text:list-item>
            <text:list-item>
              <text:p text:style-name="P7"><text:span text:style-name="T2">What the heck? Now </text:span><text:span text:style-name="Source_20_Text"><text:span text:style-name="T5">CONTRIBUTING.md</text:span></text:span><text:span text:style-name="T1"> </text:span><text:span text:style-name="T2">is listed as both staged </text:span><text:span text:style-name="Emphasis"><text:span text:style-name="T3">and</text:span></text:span><text:span text:style-name="T1"> </text:span><text:span text:style-name="T2">unstaged. How is that possible? It turns out that Git stages a file exactly as it is when you run the </text:span><text:span text:style-name="Source_20_Text"><text:span text:style-name="T5">git add</text:span></text:span><text:span text:style-name="T1"> </text:span><text:span text:style-name="T2">command. If you commit now, the version of </text:span><text:span text:style-name="Source_20_Text"><text:span text:style-name="T5">CONTRIBUTING.md</text:span></text:span><text:span text:style-name="T1"> </text:span><text:span text:style-name="T2">as it was when you last ran the </text:span><text:span text:style-name="Source_20_Text"><text:span text:style-name="T5">git add</text:span></text:span><text:span text:style-name="T1"> </text:span><text:span text:style-name="T2">command is how it will go into the commit, not the version of the file as it looks in your working directory when you run </text:span><text:span text:style-name="Source_20_Text"><text:span text:style-name="T5">git commit</text:span></text:span><text:span text:style-name="T2">. If you modify a file after you run </text:span><text:span text:style-name="Source_20_Text"><text:span text:style-name="T5">git add</text:span></text:span><text:span text:style-name="T2">, you have to run </text:span><text:span text:style-name="Source_20_Text"><text:span text:style-name="T5">git add</text:span></text:span><text:span text:style-name="T1"> </text:span><text:span text:style-name="T2">again to stage the latest version of the file:</text:span></text:p>
            </text:list-item>
          </text:list>
        </text:list-item>
        <text:list-item>
          <text:p text:style-name="P7"><text:span text:style-name="T2">Short status</text:span></text:p>
          <text:list>
            <text:list-item>
              <text:p text:style-name="P7"><text:span text:style-name="T2">git status -s</text:span></text:p>
            </text:list-item>
          </text:list>
        </text:list-item>
        <text:list-item>
          <text:p text:style-name="P7"><text:span text:style-name="T2">Git Ignore</text:span></text:p>
          <text:list>
            <text:list-item>
              <text:p text:style-name="P8"><text:span text:style-name="T4">Where do we save the gitignore files? <text:s/>Where is an example of one?</text:span></text:p>
            </text:list-item>
            <text:list-item>
              <text:p text:style-name="P7"><text:span text:style-name="T2">Patterns:</text:span></text:p>
              <text:list>
                <text:list-item>
                  <text:p text:style-name="P7">Blank lines or lines starting with # are ignored.</text:p>
                </text:list-item>
                <text:list-item>
                  <text:p text:style-name="P7">Standard glob patterns work.</text:p>
                </text:list-item>
                <text:list-item>
                  <text:p text:style-name="P7">You can start patterns with a forward slash (/) to avoid recursivity.</text:p>
                </text:list-item>
                <text:list-item>
                  <text:p text:style-name="P7">You can end patterns with a forward slash (/) to specify a directory.</text:p>
                </text:list-item>
                <text:list-item>
                  <text:p text:style-name="P7">You can negate a pattern by starting it with an exclamation point (!).</text:p>
                </text:list-item>
              </text:list>
            </text:list-item>
          </text:list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Consolas, 'Andale Mono', 'DejaVu Sans Mono', monospace"/>
    <style:font-face style:name="OpenSymbol" svg:font-family="OpenSymbol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Zelaznik</meta:initial-creator>
    <meta:creation-date>2015-07-05T10:27:05</meta:creation-date>
    <dc:date>2015-07-05T12:25:57</dc:date>
    <dc:creator>Steve Zelaznik</dc:creator>
    <meta:editing-duration>PT1H37M43S</meta:editing-duration>
    <meta:editing-cycles>8</meta:editing-cycles>
    <meta:generator>OpenOffice/4.1.1$Unix OpenOffice.org_project/411m6$Build-9775</meta:generator>
    <meta:document-statistic meta:table-count="0" meta:image-count="0" meta:object-count="0" meta:page-count="2" meta:paragraph-count="53" meta:word-count="414" meta:character-count="2342"/>
  </office:meta>
</office:document-meta>
</file>